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318cm" loext:contextual-spacing="false" fo:orphans="2" fo:widows="2" fo:text-indent="0cm" style:auto-text-indent="false"/>
      <style:text-properties fo:font-variant="normal" fo:text-transform="none" fo:color="#202124" style:font-name="arial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nina, me dá sua mão, pense bem antes de agir<text:line-break/>Se não for agora, te espero lá fora, então deixe-me ir<text:line-break/>Um dia te encontro nessas suas voltas<text:line-break/>Minha mente é mó confusão<text:line-break/>Solta a minha mão, que eu sei que 'cê volta<text:line-break/>O tempo mostra nossa direção</text:p>
      <text:p text:style-name="P1">Se eu soubesse que era assim, eu nem vinha<text:line-break/>'Tô bebendo champanhe e catando latinha<text:line-break/>Mas tive que perder pra aprender dar valor<text:line-break/>Pra você entender seu amor, mas não quer ser mais minh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30T14:20:26.082666379</meta:creation-date>
    <dc:date>2022-08-30T14:21:56.469633065</dc:date>
    <meta:editing-duration>PT1M31S</meta:editing-duration>
    <meta:editing-cycles>1</meta:editing-cycles>
    <meta:document-statistic meta:table-count="0" meta:image-count="0" meta:object-count="0" meta:page-count="1" meta:paragraph-count="2" meta:word-count="82" meta:character-count="419" meta:non-whitespace-character-count="339"/>
    <meta:generator>LibreOffice/5.1.6.2$Linux_X86_64 LibreOffice_project/10m0$Build-2</meta:generator>
  </office:meta>
</office:document-meta>
</file>